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10FE662B90F58782D64.png" manifest:media-type="image/png"/>
  <manifest:file-entry manifest:full-path="Pictures/100002010000020100000414E636925192C0B4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bf3d1" officeooo:paragraph-rsid="000bf3d1"/>
    </style:style>
    <style:style style:name="P2" style:family="paragraph" style:parent-style-name="Text_20_body">
      <style:text-properties officeooo:rsid="000bf3d1" officeooo:paragraph-rsid="000bf3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SF 607: Pre-project Output</text:h>
      <text:p text:style-name="P2">Submitted by: Patrick Linang</text:p>
      <text:p text:style-name="P2"><draw:frame draw:style-name="fr2" draw:name="Image1" text:anchor-type="char" svg:width="8.091cm" svg:height="16.464cm" draw:z-index="0"><draw:image xlink:href="Pictures/100002010000020100000414E636925192C0B4D4.png" xlink:type="simple" xlink:show="embed" xlink:actuate="onLoad" draw:mime-type="image/png"/></draw:frame><draw:frame draw:style-name="fr1" draw:name="Image2" text:anchor-type="char" svg:x="4.75cm" svg:y="16.462cm" svg:width="9.451cm" svg:height="4.964cm" draw:z-index="1"><draw:image xlink:href="Pictures/10000201000002040000010FE662B90F58782D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23:45:37.005309348</meta:creation-date>
    <dc:date>2020-11-29T23:48:19.699709383</dc:date>
    <meta:editing-duration>PT2M43S</meta:editing-duration>
    <meta:editing-cycles>1</meta:editing-cycles>
    <meta:document-statistic meta:table-count="0" meta:image-count="2" meta:object-count="0" meta:page-count="1" meta:paragraph-count="2" meta:word-count="8" meta:character-count="56" meta:non-whitespace-character-count="50"/>
    <meta:generator>LibreOffice/7.0.2.2$Linux_X86_64 LibreOffice_project/00$Build-2</meta:generator>
  </office:meta>
</office:document-meta>
</file>